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SalesPers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SaleAmt</text:p>
          </table:table-cell>
          <table:table-cell office:value-type="string" table:style-name="ce1">
            <text:p>ComPct</text:p>
          </table:table-cell>
          <table:table-cell office:value-type="string" table:style-name="ce1">
            <text:p>ComAm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</text:p>
          </table:table-cell>
          <table:table-cell office:value-type="string" table:style-name="ce1">
            <text:p>North</text:p>
          </table:table-cell>
          <table:table-cell office:value-type="currency" office:value="260" table:style-name="ce3">
            <text:p>£260.00</text:p>
          </table:table-cell>
          <table:table-cell office:value-type="percentage" office:value="0.1" table:style-name="ce2">
            <text:p>10.0%</text:p>
          </table:table-cell>
          <table:table-cell office:value-type="currency" office:value="26" table:formula="msoxl:=Sheet1!$C$2:$C$7*Sheet1!$D$2:$D$7" table:style-name="ce3">
            <text:p>£26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ert</text:p>
          </table:table-cell>
          <table:table-cell office:value-type="string" table:style-name="ce1">
            <text:p>South</text:p>
          </table:table-cell>
          <table:table-cell office:value-type="currency" office:value="660" table:style-name="ce3">
            <text:p>£660.00</text:p>
          </table:table-cell>
          <table:table-cell office:value-type="percentage" office:value="0.15" table:style-name="ce2">
            <text:p>15.0%</text:p>
          </table:table-cell>
          <table:table-cell office:value-type="currency" office:value="99" table:formula="msoxl:=Sheet1!$C$2:$C$7*Sheet1!$D$2:$D$7" table:style-name="ce3">
            <text:p>£99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lle</text:p>
          </table:table-cell>
          <table:table-cell office:value-type="string" table:style-name="ce1">
            <text:p>East</text:p>
          </table:table-cell>
          <table:table-cell office:value-type="currency" office:value="940" table:style-name="ce3">
            <text:p>£940.00</text:p>
          </table:table-cell>
          <table:table-cell office:value-type="percentage" office:value="0.15" table:style-name="ce2">
            <text:p>15.0%</text:p>
          </table:table-cell>
          <table:table-cell office:value-type="currency" office:value="141" table:formula="msoxl:=Sheet1!$C$2:$C$7*Sheet1!$D$2:$D$7" table:style-name="ce3">
            <text:p>£141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ch</text:p>
          </table:table-cell>
          <table:table-cell office:value-type="string" table:style-name="ce1">
            <text:p>West</text:p>
          </table:table-cell>
          <table:table-cell office:value-type="currency" office:value="410" table:style-name="ce3">
            <text:p>£410.00</text:p>
          </table:table-cell>
          <table:table-cell office:value-type="percentage" office:value="0.12" table:style-name="ce2">
            <text:p>12.0%</text:p>
          </table:table-cell>
          <table:table-cell office:value-type="currency" office:value="49.199999999999996" table:formula="msoxl:=Sheet1!$C$2:$C$7*Sheet1!$D$2:$D$7" table:style-name="ce3">
            <text:p>£49.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fna</text:p>
          </table:table-cell>
          <table:table-cell office:value-type="string" table:style-name="ce1">
            <text:p>North</text:p>
          </table:table-cell>
          <table:table-cell office:value-type="currency" office:value="800" table:style-name="ce3">
            <text:p>£800.00</text:p>
          </table:table-cell>
          <table:table-cell office:value-type="percentage" office:value="0.15" table:style-name="ce2">
            <text:p>15.0%</text:p>
          </table:table-cell>
          <table:table-cell office:value-type="currency" office:value="120" table:formula="msoxl:=Sheet1!$C$2:$C$7*Sheet1!$D$2:$D$7" table:style-name="ce3">
            <text:p>£120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</text:p>
          </table:table-cell>
          <table:table-cell office:value-type="string" table:style-name="ce1">
            <text:p>South</text:p>
          </table:table-cell>
          <table:table-cell office:value-type="currency" office:value="900" table:style-name="ce3">
            <text:p>£900.00</text:p>
          </table:table-cell>
          <table:table-cell office:value-type="percentage" office:value="0.15" table:style-name="ce2">
            <text:p>15.0%</text:p>
          </table:table-cell>
          <table:table-cell office:value-type="currency" office:value="135" table:formula="msoxl:=Sheet1!$C$2:$C$7*Sheet1!$D$2:$D$7" table:style-name="ce3">
            <text:p>£135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0" table:formula="msoxl:=COUNT(Sheet1!$B$2:$B$7)" table:style-name="ce1">
            <text:p>0</text:p>
          </table:table-cell>
          <table:table-cell office:value-type="currency" office:value="3970" table:formula="msoxl:=SUM(Sheet1!$C$2:$C$7)" table:style-name="ce3">
            <text:p>£3,970.00</text:p>
          </table:table-cell>
          <table:table-cell office:value-type="percentage" office:value="0.13666666666666669" table:formula="msoxl:=AVERAGE(Sheet1!$D$2:$D$7)" table:style-name="ce2">
            <text:p>13.7%</text:p>
          </table:table-cell>
          <table:table-cell office:value-type="currency" office:value="95.033333333333346" table:formula="msoxl:=AVERAGE(Sheet1!$E$2:$E$7)" table:style-name="ce3">
            <text:p>£95.03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7" table:name="DeptSales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currency-style style:name="N37">
      <number:currency-symbol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ex Willmer</meta:initial-creator>
    <dc:creator>Alex Willmer</dc:creator>
    <meta:creation-date>2010-09-05T14:36:25Z</meta:creation-date>
    <dc:date>2010-09-05T14:53:27Z</dc:date>
  </office:meta>
</office:document-meta>
</file>